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variant="normal" fo:text-transform="none" fo:color="#333333" fo:letter-spacing="normal" fo:font-style="normal" fo:font-weight="normal"/>
    </style:style>
    <style:style style:name="T1" style:family="text">
      <style:text-properties fo:font-variant="normal" fo:text-transform="none" fo:color="#333333"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Q1-Welcome to Ubuntu 12.04.4 LTS (GNU/Linux 3.5.0-45-generic x86_64)</text:p>
      <text:p text:style-name="Standard">Q2-/home/ems10j/lis3353-a2- this is the structure of the directory starting from the home phase and refining to my username. Then it finally refines to the new directory that I just made lis3353-a2</text:p>
      <text:p text:style-name="Standard">Q3- everything about these two files are identical other than the filename (LASTNAME1/LN2) and the time that they were created (about a two minute difference). All of the read and write permissions are the same because they've been untouched</text:p>
      <text:p text:style-name="Standard">Q4- everything is identical other than the amount of characters recorded in each nano file (53/77)</text:p>
      <text:p text:style-name="Standard">Q5- the size is 2036 bytes. There are 19 lines, and 283 characters</text:p>
      <text:p text:style-name="P1"/>
      <text:p text:style-name="Standard">Q6-cat- allows you to view all of the contents of the file outside of the editor environment/interface</text:p>
      <text:p text:style-name="Standard">less- similar to cat but <text:span text:style-name="T1">allows backward movement in the file as well as forward movement. Also,does not have to read the entire input file before starting, so with large input files it starts up faster than text editors like vi.</text:span></text:p>
      <text:p text:style-name="P1">nano- nano is just a straight up text editor, such as pico, vi, and emacs</text:p>
      <text:p text:style-name="P1"><text:s/></text:p>
      <text:p text:style-name="P1">almost everything about the page is different other than the text. The text has been stylized using html/css/jscript/etc. into a webpage.</text:p>
      <text:p text:style-name="P1"/>
      <text:p text:style-name="P1">Q7-Using less to count- IT is found six times and highlighted using the less command with /</text:p>
      <text:p text:style-name="P1">sing grep to count- using grep to count is a little easier. It can be done in the initial command. The only difference in the two was that grep highlighted the found patterns in red rather than black. Also grep counted the lines rather than the actual occurrence of the word. </text:p>
      <text:p text:style-name="P1"/>
      <text:p text:style-name="P1">Q8-</text:p>
      <text:p text:style-name="P1">ems10j@ispace:~/lis3353-a2$ cat &gt;&gt; LASTNAME2.TXT</text:p>
      <text:p text:style-name="P1">Information Technology</text:p>
      <text:p text:style-name="P1">ISS</text:p>
      <text:p text:style-name="P1">ems10j@ispace:~/lis3353-a2$ cat LASTNAME2.TXT</text:p>
      <text:p text:style-name="P1">Eugene Francis Michael Steslicki III ems10j@my.fsu.edu</text:p>
      <text:p text:style-name="P1">Senior</text:p>
      <text:p text:style-name="P1">12 credits</text:p>
      <text:p text:style-name="P1">Information Technology</text:p>
      <text:p text:style-name="P1">ISS</text:p>
      <text:p text:style-name="P1"/>
      <text:p text:style-name="P1">Q9-</text:p>
      <text:p text:style-name="P1">ems10j@ispace:~/lis3353-a2$ grep -c 'ems10j' users.txt</text:p>
      <text:p text:style-name="P1">1 (one line one)</text:p>
      <text:p text:style-name="P1"/>
      <text:p text:style-name="P1">Q10-</text:p>
      <text:p text:style-name="P1">10-ems10j@ispace:~/lis3353-a2$ grep -c '10' users.txt</text:p>
      <text:p text:style-name="P1">285</text:p>
      <text:p text:style-name="P1">11-ems10j@ispace:~/lis3353-a2$ grep -c "11" users.txt</text:p>
      <text:p text:style-name="P1">346</text:p>
      <text:p text:style-name="P1">12-ems10j@ispace:~/lis3353-a2$ grep -c "12" users.txt</text:p>
      <text:p text:style-name="P1">234</text:p>
      <text:p text:style-name="P1">13-ems10j@ispace:~/lis3353-a2$ grep -c "13" users.txt</text:p>
      <text:p text:style-name="P1">116</text:p>
      <text:p text:style-name="P1">Q11-2 people share my initials</text:p>
      <text:p text:style-name="P1">their full fsu ids-ems10j, ems11d</text:p>
      <text:p text:style-name="P1"><text:soft-page-break/>Q12- if you need information on any unix command just type “man” and the command in question.</text:p>
      <text:p text:style-name="P1">“touch” description. The general description of the touch command is that it is used to change file timestamps. </text:p>
      <text:p text:style-name="P1">Q13-</text:p>
      <text:p text:style-name="P1">ems10j@ispace:~/lis3353-a2$ ls -l</text:p>
      <text:p text:style-name="P1">-rw-rw--w- 1 ems10j www-data <text:s/>2036 Jan 16 13:20 course-overview.txt</text:p>
      <text:p text:style-name="P1">-rw-rw-r-- 1 ems10j www-data <text:s text:c="2"/>100 Jan 21 12:54 LASTNAME2.TXT</text:p>
      <text:p text:style-name="P1">-rw-rw---- 1 ems10j www-data <text:s text:c="3"/>55 Jan 16 13:10 LASTNAME.TXT</text:p>
      <text:p text:style-name="P1">-rw-rw---- 1 ems10j www-data 10229 Jan 21 13:02 users.txt</text:p>
      <text:p text:style-name="P1"/>
      <text:p text:style-name="P1">-the last three spaces (represented by dashes when not utilized) stand for the read write and execute permissions as they pertain to “all”. Write for all is permissed for course-overview.txt and read for all is permissed for LASTNAME2.TXT.</text:p>
      <text:p text:style-name="P1"/>
      <text:p text:style-name="P1">Q14-when you attempt to view the powerpoint file using the less command, unix warns you that it may be a binary file. You have the option of being able to see it anyway. If you press yes to that you are able to see some output, but all of the output is encoded because the necessary permissions haven't been changed that would allow you to write anything regarding this 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arial" style:family="paragraph" style:parent-style-name="Standard"/>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4-01-16T16:12:40</meta:creation-date>
    <meta:editing-duration>PT5H39S</meta:editing-duration>
    <meta:editing-cycles>4</meta:editing-cycles>
    <meta:generator>OpenOffice.org/3.3$Unix OpenOffice.org_project/330m20$Build-9567</meta:generator>
    <meta:initial-creator>Eugene  Steslicki</meta:initial-creator>
    <dc:date>2014-01-23T15:25:49</dc:date>
    <dc:creator>Eugene  Steslicki</dc:creator>
    <meta:document-statistic meta:table-count="0" meta:image-count="0" meta:object-count="0" meta:page-count="2" meta:paragraph-count="46" meta:word-count="524" meta:character-count="3260"/>
  </office:meta>
</office:document-meta>
</file>